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cc0000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ext-properties fo:color="#009900" style:font-name="Liberation Sans" style:font-name-asian="Droid Sans Fallback" style:font-name-complex="FreeSans"/>
    </style:style>
    <style:style style:name="ce7" style:family="table-cell" style:parent-style-name="Default">
      <style:text-properties fo:color="#0099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string" calcext:value-type="string">
            <text:p>Try running in GCL systems</text:p>
          </table:table-cell>
          <table:table-cell/>
        </table:table-row>
        <table:table-row table:style-name="ro1">
          <table:table-cell table:number-columns-repeated="9"/>
          <table:table-cell table:style-name="ce4" office:value-type="string" calcext:value-type="string">
            <text:p>Images ke background ko sahi karo</text:p>
          </table:table-cell>
          <table:table-cell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5"/>
          <table:table-cell table:style-name="ce1" office:value-type="string" calcext:value-type="string">
            <text:p>Me-todo: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DISCUS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splaying attribute 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mages required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freeglut3-dev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namic screen siz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anything required to be done for spaceVacant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</table:table-row>
      </table:table>
      <table:table table:name="Properties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istol (Limited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gical Powe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Stun (Freeze)</text:p>
          </table:table-cell>
          <table:table-cell table:number-columns-repeated="4"/>
          <table:table-cell office:value-type="string" calcext:value-type="string">
            <text:p>Time between using consecutive magical powers = magic_spell_ti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lencer</text:p>
          </table:table-cell>
          <table:table-cell office:value-type="string" calcext:value-type="string">
            <text:p>Silent (can't use magical power)</text:p>
          </table:table-cell>
          <table:table-cell table:number-columns-repeated="4"/>
          <table:table-cell office:value-type="string" calcext:value-type="string">
            <text:p>Impact of the magical power on oponent = magic_impact_tim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crease strength (reduce damage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low (reduce speed)</text:p>
          </table:table-cell>
          <table:table-cell table:number-columns-repeated="4"/>
          <table:table-cell office:value-type="string" calcext:value-type="string">
            <text:p>magic_spell_time &gt;&gt; magic_impact_time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Snatcher </text:p>
          </table:table-cell>
          <table:table-cell office:value-type="string" calcext:value-type="string">
            <text:p>get oponent's ammo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stol Amm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rength (Damage)</text:p>
          </table:table-cell>
          <table:table-cell office:value-type="string" calcext:value-type="string">
            <text:p>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5"/>
          <table:table-cell office:value-type="string" calcext:value-type="string">
            <text:p>Time of an item to use = item_use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Timer</text:p>
          </table:table-cell>
          <table:table-cell table:number-columns-repeated="5"/>
          <table:table-cell office:value-type="string" calcext:value-type="string">
            <text:p>* There can be some one time items (like strength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  <table:table-cell office:value-type="string" calcext:value-type="string">
            <text:p>- once used will not come ag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ack Rang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born at spawn – may be after some tim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oing to spawn will refresh the health &amp; pistol_ammo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stol_ammo lef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agic power</text:p>
          </table:table-cell>
          <table:table-cell office:value-type="string" calcext:value-type="string">
            <text:p>along with spell_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tem – eg: Bomb, telepor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ttribute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trength (1x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pe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7"/>
        </table:table-row>
      </table:table>
      <table:table table:name="Things to do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Background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ees &amp; temple &amp; stone daalo</text:p>
          </table:table-cell>
          <table:table-cell table:number-columns-repeated="7"/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how details in attribute space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Periodic rendering of the map</text:p>
          </table:table-cell>
          <table:table-cell table:number-columns-repeated="7"/>
          <table:table-cell office:value-type="string" calcext:value-type="string">
            <text:p>* collision detection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*</text:p>
          </table:table-cell>
          <table:table-cell office:value-type="string" calcext:value-type="string">
            <text:p>Banda Chalo – using right click – check space not already occupied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* To decide – whether to have random items or a specific sequence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<text:span text:style-name="T2">Applying</text:span> timers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art the global_item_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acking temple</text:p>
          </table:table-cell>
          <table:table-cell table:number-columns-repeated="7"/>
          <table:table-cell office:value-type="string" calcext:value-type="string">
            <text:p>--- attack done when right click the it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6"/>
          <table:table-cell office:value-type="string" calcext:value-type="string">
            <text:p>--- attack range = 1 c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29.921cm" svg:y="11.887cm" draw:caption-point-x="-20.571cm" draw:caption-point-y="6.185cm">
              <dc:date>2014-10-20T00:00:00</dc:date>
              <text:p text:style-name="P1"><text:span text:style-name="T1">.gif</text:span></text:p>
            </office:annotation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an available item by the 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n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2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17:15:17.389846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0T21:52:07.086136310</dc:date>
    <meta:editing-duration>PT11H37M45S</meta:editing-duration>
    <meta:editing-cycles>93</meta:editing-cycles>
    <meta:generator>LibreOffice/4.2.6.3$Linux_X86_64 LibreOffice_project/420m0$Build-3</meta:generator>
    <meta:document-statistic meta:table-count="3" meta:cell-count="146" meta:object-count="0"/>
  </office:meta>
</office:document-meta>
</file>